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opacity="50%" draw:textarea-horizontal-align="center" draw:textarea-vertical-align="middle" draw:shadow-opacity="50%"/>
    </style:style>
    <style:style style:name="gr2" style:family="graphic" style:parent-style-name="standard">
      <style:graphic-properties draw:fill="solid" draw:fill-color="#ff3366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276cm" draw:marker-end-width="0.276cm" draw:fill="solid" draw:fill-color="#cccccc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0047ff" draw:opacity="50%" draw:textarea-horizontal-align="center" draw:textarea-vertical-align="middle" draw:shadow-opacity="50%"/>
    </style:style>
    <style:style style:name="gr5" style:family="graphic" style:parent-style-name="standard">
      <style:graphic-properties draw:fill="solid" draw:fill-color="#0047ff" draw:textarea-horizontal-align="center" draw:textarea-vertical-align="middle"/>
    </style:style>
    <style:style style:name="gr6" style:family="graphic" style:parent-style-name="standard">
      <style:graphic-properties draw:fill="solid" draw:fill-color="#b80047" draw:opacity="50%" draw:textarea-horizontal-align="center" draw:textarea-vertical-align="middle" draw:shadow-opacity="50%"/>
    </style:style>
    <style:style style:name="gr7" style:family="graphic" style:parent-style-name="standard">
      <style:graphic-properties draw:fill="solid" draw:fill-color="#b80047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38cm"/>
    </style:style>
    <style:style style:name="gr9" style:family="graphic" style:parent-style-name="standard">
      <style:graphic-properties draw:fill="solid" draw:fill-color="#eb613d" draw:opacity="50%" draw:textarea-horizontal-align="center" draw:textarea-vertical-align="middle" draw:shadow-opacity="50%"/>
    </style:style>
    <style:style style:name="gr10" style:family="graphic" style:parent-style-name="standard">
      <style:graphic-properties draw:fill="solid" draw:fill-color="#eb613d" draw:textarea-horizontal-align="center" draw:textarea-vertical-align="middle"/>
    </style:style>
    <style:style style:name="gr11" style:family="graphic" style:parent-style-name="standard">
      <style:graphic-properties draw:fill="solid" draw:fill-color="#0099ff" draw:opacity="50%" draw:textarea-horizontal-align="center" draw:textarea-vertical-align="middle" draw:shadow-opacity="50%"/>
    </style:style>
    <style:style style:name="gr12" style:family="graphic" style:parent-style-name="standard">
      <style:graphic-properties draw:fill="solid" draw:fill-color="#0099ff" draw:textarea-horizontal-align="center" draw:textarea-vertical-align="middle"/>
    </style:style>
    <style:style style:name="gr13" style:family="graphic" style:parent-style-name="standard">
      <style:graphic-properties draw:fill="solid" draw:fill-color="#ff3333" draw:textarea-horizontal-align="center" draw:textarea-vertical-align="middle"/>
    </style:style>
    <style:style style:name="gr14" style:family="graphic" style:parent-style-name="standard">
      <style:graphic-properties draw:opacity="50%" draw:textarea-horizontal-align="center" draw:textarea-vertical-align="middle" draw:shadow-opacity="50%"/>
    </style:style>
    <style:style style:name="gr15" style:family="graphic" style:parent-style-name="standard">
      <style:graphic-properties draw:fill="solid" draw:fill-color="#99cc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14.725cm" svg:height="1.963cm" svg:x="5.99cm" svg:y="11.187cm">
            <text:p/>
          </draw:ellipse>
          <draw:rect draw:style-name="gr2" draw:text-style-name="P1" draw:layer="layout" svg:width="2.875cm" svg:height="1.037cm" svg:x="8.361cm" svg:y="11.611cm">
            <text:p text:style-name="P1">Event</text:p>
          </draw:rect>
          <draw:rect draw:style-name="gr2" draw:text-style-name="P1" draw:layer="layout" svg:width="2.875cm" svg:height="1.037cm" svg:x="12.044cm" svg:y="11.611cm">
            <text:p text:style-name="P1">Datagram</text:p>
          </draw:rect>
          <draw:rect draw:style-name="gr2" draw:text-style-name="P1" draw:layer="layout" svg:width="2.875cm" svg:height="1.037cm" svg:x="15.724cm" svg:y="11.611cm">
            <text:p text:style-name="P1">Stream</text:p>
          </draw:rect>
        </draw:g>
        <draw:line draw:style-name="gr3" draw:text-style-name="P1" draw:layer="layout" svg:x1="5.446cm" svg:y1="15.4cm" svg:x2="21.259cm" svg:y2="15.4cm">
          <text:p/>
        </draw:line>
        <draw:g>
          <draw:ellipse draw:style-name="gr4" draw:text-style-name="P1" draw:layer="layout" svg:width="10.375cm" svg:height="1.563cm" svg:x="8.165cm" svg:y="18.037cm">
            <text:p/>
          </draw:ellipse>
          <draw:rect draw:style-name="gr5" draw:text-style-name="P1" draw:layer="layout" svg:width="6.225cm" svg:height="1.037cm" svg:x="10.281cm" svg:y="18.325cm">
            <text:p text:style-name="P1">Hardware Interface</text:p>
          </draw:rect>
        </draw:g>
        <draw:line draw:style-name="gr3" draw:text-style-name="P1" draw:layer="layout" svg:x1="5.396cm" svg:y1="11.017cm" svg:x2="21.308cm" svg:y2="11.017cm">
          <text:p/>
        </draw:line>
        <draw:line draw:style-name="gr3" draw:text-style-name="P1" draw:layer="layout" svg:x1="5.458cm" svg:y1="17.812cm" svg:x2="21.246cm" svg:y2="17.837cm">
          <text:p/>
        </draw:line>
        <draw:g>
          <draw:ellipse draw:style-name="gr6" draw:text-style-name="P1" draw:layer="layout" svg:width="9.45cm" svg:height="3.587cm" svg:x="8.627cm" svg:y="3.55cm">
            <text:p/>
          </draw:ellipse>
          <draw:rect draw:style-name="gr7" draw:text-style-name="P1" draw:layer="layout" svg:width="2.875cm" svg:height="1.037cm" svg:x="9.764cm" svg:y="5.45cm">
            <text:p text:style-name="P1">Traction</text:p>
          </draw:rect>
          <draw:rect draw:style-name="gr7" draw:text-style-name="P1" draw:layer="layout" svg:width="2.875cm" svg:height="1.037cm" svg:x="13.952cm" svg:y="4.188cm">
            <text:p text:style-name="P1">Signal</text:p>
          </draw:rect>
          <draw:rect draw:style-name="gr7" draw:text-style-name="P1" draw:layer="layout" svg:width="3.878cm" svg:height="1.037cm" svg:x="12.927cm" svg:y="5.45cm">
            <text:p text:style-name="P1">Auto-Config</text:p>
          </draw:rect>
          <draw:rect draw:style-name="gr7" draw:text-style-name="P1" draw:layer="layout" svg:width="4.05cm" svg:height="1.037cm" svg:x="9.739cm" svg:y="4.213cm">
            <text:p text:style-name="P1">Route Setting</text:p>
          </draw:rect>
        </draw:g>
        <draw:frame draw:style-name="gr8" draw:text-style-name="P2" draw:layer="layout" svg:width="12.873cm" svg:height="1.288cm" svg:x="6.916cm" svg:y="1.755cm">
          <draw:text-box>
            <text:p><text:span text:style-name="T1">Layering of Standards/Protocols</text:span></text:p>
          </draw:text-box>
        </draw:frame>
        <draw:g>
          <draw:ellipse draw:style-name="gr9" draw:text-style-name="P1" draw:layer="layout" svg:width="6.375cm" svg:height="5.238cm" svg:x="3.862cm" svg:y="5.287cm">
            <text:p/>
          </draw:ellipse>
          <draw:rect draw:style-name="gr10" draw:text-style-name="P1" draw:layer="layout" svg:width="1.767cm" svg:height="1.037cm" svg:x="4.95cm" svg:y="6.262cm">
            <text:p text:style-name="P1">PIP</text:p>
          </draw:rect>
          <draw:rect draw:style-name="gr10" draw:text-style-name="P1" draw:layer="layout" svg:width="2.08cm" svg:height="1.037cm" svg:x="4.962cm" svg:y="7.475cm">
            <text:p text:style-name="P1">SNI</text:p>
          </draw:rect>
          <draw:rect draw:style-name="gr10" draw:text-style-name="P1" draw:layer="layout" svg:width="1.488cm" svg:height="1.037cm" svg:x="7.392cm" svg:y="8.712cm">
            <text:p text:style-name="P1">BG</text:p>
          </draw:rect>
          <draw:rect draw:style-name="gr10" draw:text-style-name="P1" draw:layer="layout" svg:width="2.177cm" svg:height="1.037cm" svg:x="4.992cm" svg:y="8.724cm">
            <text:p text:style-name="P1">Teach</text:p>
          </draw:rect>
          <draw:rect draw:style-name="gr10" draw:text-style-name="P1" draw:layer="layout" svg:width="2.516cm" svg:height="1.037cm" svg:x="6.876cm" svg:y="6.312cm">
            <text:p text:style-name="P1">Reserve</text:p>
          </draw:rect>
          <draw:rect draw:style-name="gr10" draw:text-style-name="P1" draw:layer="layout" svg:width="2.08cm" svg:height="1.037cm" svg:x="7.287cm" svg:y="7.487cm">
            <text:p text:style-name="P1">MCP</text:p>
          </draw:rect>
        </draw:g>
        <draw:g>
          <draw:ellipse draw:style-name="gr11" draw:text-style-name="P1" draw:layer="layout" svg:width="13.35cm" svg:height="2.112cm" svg:x="6.677cm" svg:y="15.557cm">
            <text:p/>
          </draw:ellipse>
          <draw:rect draw:style-name="gr12" draw:text-style-name="P1" draw:layer="layout" svg:width="2.875cm" svg:height="1.037cm" svg:x="11.755cm" svg:y="16.13cm">
            <text:p text:style-name="P1">Buffer</text:p>
          </draw:rect>
          <draw:rect draw:style-name="gr12" draw:text-style-name="P1" draw:layer="layout" svg:width="2.875cm" svg:height="1.037cm" svg:x="8.243cm" svg:y="16.13cm">
            <text:p text:style-name="P1">Link</text:p>
          </draw:rect>
          <draw:rect draw:style-name="gr12" draw:text-style-name="P1" draw:layer="layout" svg:width="2.875cm" svg:height="1.037cm" svg:x="15.418cm" svg:y="16.106cm">
            <text:p text:style-name="P1">NodeID</text:p>
          </draw:rect>
        </draw:g>
        <draw:g>
          <draw:ellipse draw:style-name="gr9" draw:text-style-name="P1" draw:layer="layout" svg:width="6.5cm" svg:height="3.775cm" svg:x="15.137cm" svg:y="6.125cm">
            <text:p/>
          </draw:ellipse>
          <draw:rect draw:style-name="gr13" draw:text-style-name="P1" draw:layer="layout" svg:width="4.413cm" svg:height="1.037cm" svg:x="16.174cm" svg:y="8.262cm">
            <text:p text:style-name="P1">Configuration</text:p>
          </draw:rect>
          <draw:rect draw:style-name="gr13" draw:text-style-name="P1" draw:layer="layout" svg:width="2.488cm" svg:height="1.037cm" svg:x="15.787cm" svg:y="6.913cm">
            <text:p text:style-name="P1">CDI</text:p>
          </draw:rect>
          <draw:rect draw:style-name="gr13" draw:text-style-name="P1" draw:layer="layout" svg:width="2.488cm" svg:height="1.037cm" svg:x="18.474cm" svg:y="6.913cm">
            <text:p text:style-name="P1">ACDI</text:p>
          </draw:rect>
        </draw:g>
        <draw:line draw:style-name="gr3" draw:text-style-name="P1" draw:layer="layout" svg:x1="5.433cm" svg:y1="13.412cm" svg:x2="21.271cm" svg:y2="13.387cm">
          <text:p/>
        </draw:line>
        <draw:g>
          <draw:ellipse draw:style-name="gr14" draw:text-style-name="P1" draw:layer="layout" svg:width="9.975cm" svg:height="1.663cm" svg:x="8.365cm" svg:y="13.587cm">
            <text:p/>
          </draw:ellipse>
          <draw:rect draw:style-name="gr15" draw:text-style-name="P1" draw:layer="layout" svg:width="6.225cm" svg:height="1.037cm" svg:x="10.436cm" svg:y="13.925cm">
            <text:p text:style-name="P1">General Messages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3-01T10:37:01</meta:creation-date>
    <meta:editing-duration>PT426H49M50S</meta:editing-duration>
    <meta:editing-cycles>9</meta:editing-cycles>
    <meta:generator>OpenOffice.org/3.2$Unix OpenOffice.org_project/320m18$Build-9502</meta:generator>
    <meta:initial-creator>David Harris</meta:initial-creator>
    <dc:date>2012-06-06T23:30:30</dc:date>
    <dc:creator>David Harris</dc:creator>
    <meta:document-statistic meta:object-count="40"/>
  </office:meta>
</office:document-meta>
</file>